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65in"/>
          <style:tab-stop style:position="1.2618in"/>
          <style:tab-stop style:position="4.6063in"/>
          <style:tab-stop style:position="5.0346in"/>
          <style:tab-stop style:position="5.8217in"/>
          <style:tab-stop style:position="6.5398in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91in"/>
          <style:tab-stop style:position="2.2453in"/>
          <style:tab-stop style:position="2.9165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1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in" fo:margin-bottom="0.0783in" loext:contextual-spacing="false" fo:text-align="justify" style:justify-single-word="false">
        <style:tab-stops>
          <style:tab-stop style:position="0.5091in"/>
          <style:tab-stop style:position="2.998in"/>
          <style:tab-stop style:position="4.375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3" style:family="paragraph" style:parent-style-name="Standard">
      <style:paragraph-properties fo:margin-top="0.0783in" fo:margin-bottom="0.0783in" loext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14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679a6" officeooo:paragraph-rsid="002679a6" style:font-size-asian="16pt" style:font-size-complex="16pt"/>
    </style:style>
    <style:style style:name="T1" style:family="text">
      <style:text-properties officeooo:rsid="0021f2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1f293"/>
    </style:style>
    <style:style style:name="T4" style:family="text">
      <style:text-properties style:text-underline-style="solid" style:text-underline-width="auto" style:text-underline-color="font-color" officeooo:rsid="00239a80"/>
    </style:style>
    <style:style style:name="T5" style:family="text">
      <style:text-properties style:text-underline-style="solid" style:text-underline-width="auto" style:text-underline-color="font-color" officeooo:rsid="00243e41"/>
    </style:style>
    <style:style style:name="T6" style:family="text">
      <style:text-properties style:text-underline-style="solid" style:text-underline-width="auto" style:text-underline-color="font-color" officeooo:rsid="002679a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43e41"/>
    </style:style>
    <style:style style:name="T9" style:family="text">
      <style:text-properties officeooo:rsid="00239a80"/>
    </style:style>
    <style:style style:name="T10" style:family="text">
      <style:text-properties officeooo:rsid="0025effa"/>
    </style:style>
    <style:style style:name="T11" style:family="text">
      <style:text-properties officeooo:rsid="002679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0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2"><text:tab/></text:span><text:span text:style-name="T3">С</text:span><text:span text:style-name="T2">истем упра</text:span><text:span text:style-name="T3">в</text:span><text:span text:style-name="T2">ления и инф</text:span><text:span text:style-name="T3">о</text:span><text:span text:style-name="T2">рматики<text:tab/></text:span><text:span text:style-name="T7"><text:tab/>Группа</text:span><text:span text:style-name="T2"><text:tab/>P4235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11">ЛАБОРАТОРНАЯ РАБОТА №<text:span text:style-name="T10">2</text:span></text:p>
      <text:p text:style-name="P14">по курсу: «<text:span text:style-name="T10">Методы оптимального и адаптивного управления</text:span>»</text:p>
      <text:p text:style-name="P17">Синтез оптимального стабилизирующего регулятора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9">Антонов Е.С.,</text:span></text:p>
      <text:p text:style-name="P15"><text:tab/><text:tab/>Артемов К.А.</text:p>
      <text:p text:style-name="P8"/>
      <text:p text:style-name="P8"><text:tab/>Преподаватель:<text:tab/><text:span text:style-name="T9">Герасимов Д.Н.</text:span></text:p>
      <text:p text:style-name="P8"/>
      <text:p text:style-name="P8"><text:tab/>«<text:span text:style-name="T5">0</text:span><text:span text:style-name="T6">7</text:span>» <text:span text:style-name="T11">дека</text:span>бря 2017 г.</text:p>
      <text:p text:style-name="P8"/>
      <text:p text:style-name="P8"/>
      <text:p text:style-name="P8"/>
      <text:p text:style-name="P12"><text:tab/>Работа выполнена с оценкой<text:tab/><text:span text:style-name="T2"><text:tab/></text:span></text:p>
      <text:p text:style-name="P9"><text:tab/>Дата защиты «<text:span text:style-name="T4"> <text:s text:c="4"/></text:span>» <text:span text:style-name="T2"><text:tab/></text:span><text:span text:style-name="T5"><text:tab/></text:span><text:span text:style-name="T8"> </text:span><text:span text:style-name="T9">2017 г.</text:span></text:p>
      <text:p text:style-name="P7"/>
      <text:p text:style-name="P7"/>
      <text:p text:style-name="P13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8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12-07T13:11:22.056903078</dc:date>
    <meta:editing-duration>PT29M16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1" meta:character-count="618" meta:non-whitespace-character-count="538"/>
  </office:meta>
</office:document-meta>
</file>